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rloschi" svg:font-family="Carloschi" style:font-family-generic="swiss" style:font-pitch="variable" svg:panose-1="2 11 5 3 4 0 0 2 0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arloschi" fo:font-weight="bold" style:font-weight-asian="bold" style:font-weight-complex="bold" fo:font-size="48pt" style:font-size-asian="48pt" style:font-size-complex="48pt" fo:language="de" fo:country="CH"/>
    </style:style>
    <style:style style:name="P2" style:parent-style-name="Normal" style:family="paragraph">
      <style:paragraph-properties fo:text-align="center"/>
      <style:text-properties style:font-name="Carloschi" fo:font-weight="bold" style:font-weight-asian="bold" style:font-weight-complex="bold" fo:font-size="48pt" style:font-size-asian="48pt" style:font-size-complex="48pt" fo:language="de" fo:country="CH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font-size="22pt" style:font-size-asian="22pt" style:font-size-complex="22pt" fo:language="de" fo:country="CH"/>
    </style:style>
    <style:style style:name="P5" style:parent-style-name="Normal" style:family="paragraph">
      <style:paragraph-properties fo:text-align="center"/>
      <style:text-properties style:font-name="Carloschi" fo:font-weight="bold" style:font-weight-asian="bold" style:font-weight-complex="bold" fo:font-size="16pt" style:font-size-asian="16pt" style:font-size-complex="16pt" fo:language="de" fo:country="CH"/>
    </style:style>
    <style:style style:name="P6" style:parent-style-name="Normal" style:family="paragraph">
      <style:paragraph-properties fo:text-align="center"/>
      <style:text-properties style:font-name="Carloschi" fo:font-weight="bold" style:font-weight-asian="bold" style:font-weight-complex="bold" fo:font-size="68pt" style:font-size-asian="68pt" style:font-size-complex="68pt" fo:language="de" fo:country="CH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fo:font-size="28pt" style:font-size-asian="28pt" style:font-size-complex="28pt" fo:language="de" fo:country="CH"/>
    </style:style>
    <style:style style:name="T9" style:parent-style-name="DefaultParagraphFont" style:family="text">
      <style:text-properties fo:font-size="28pt" style:font-size-asian="28pt" style:font-size-complex="28pt" fo:language="de" fo:country="CH"/>
    </style:style>
    <style:style style:name="T10" style:parent-style-name="DefaultParagraphFont" style:family="text">
      <style:text-properties fo:font-size="28pt" style:font-size-asian="28pt" style:font-size-complex="28pt" fo:language="de" fo:country="CH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><text:span text:style-name="T4"><draw:frame draw:style-name="a0" draw:name="Picture 1" text:anchor-type="as-char" svg:x="0in" svg:y="0in" svg:width="1.55514in" svg:height="2.62765in" style:rel-width="scale" style:rel-height="scale"><draw:image xlink:href="media/image1.png" xlink:type="simple" xlink:show="embed" xlink:actuate="onLoad"/><svg:title/><svg:desc>A black background with a black square

Description automatically generated</svg:desc></draw:frame></text:span></text:p>
      <text:p text:style-name="P5"/>
      <text:p text:style-name="P6">ANONYMIZED</text:p>
      <text:p text:style-name="P7"><text:span text:style-name="T8">by JvMTECH.</text:span><text:span text:style-name="T9"><text:s/></text:span><text:span text:style-name="T10">Anonymiz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rloschi" svg:font-family="Carloschi" style:font-family-generic="swiss" style:font-pitch="variable" svg:panose-1="2 11 5 3 4 0 0 2 0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eonard Langen</meta:initial-creator>
    <dc:creator>Leonard Langen</dc:creator>
    <meta:creation-date>2023-07-26T15:38:00Z</meta:creation-date>
    <dc:date>2023-07-26T15:38:00Z</dc:date>
    <meta:print-date>2023-07-26T15:37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5" meta:character-count="38" meta:row-count="1" meta:non-whitespace-character-count="34"/>
  </office:meta>
</office:document-meta>
</file>